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c"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style:style>
    <style:style style:name="P2" style:family="paragraph" style:parent-style-name="Standard">
      <style:paragraph-properties fo:text-align="justify" style:justify-single-word="false"/>
      <style:text-properties style:font-name="Calibri"/>
    </style:style>
    <style:style style:name="P3" style:family="paragraph" style:parent-style-name="Standard" style:list-style-name="L1">
      <style:paragraph-properties fo:text-align="justify" style:justify-single-word="false"/>
      <style:text-properties style:font-name="Calibri"/>
    </style:style>
    <style:style style:name="P4" style:family="paragraph" style:parent-style-name="Standard" style:list-style-name="L2">
      <style:paragraph-properties fo:text-align="justify" style:justify-single-word="false"/>
      <style:text-properties style:font-name="Calibri"/>
    </style:style>
    <style:style style:name="P5" style:family="paragraph" style:parent-style-name="Standard" style:list-style-name="L3">
      <style:paragraph-properties fo:text-align="justify" style:justify-single-word="false"/>
      <style:text-properties style:font-name="Calibri"/>
    </style:style>
    <style:style style:name="P6" style:family="paragraph" style:parent-style-name="Standard" style:list-style-name="L4">
      <style:paragraph-properties fo:text-align="justify" style:justify-single-word="false"/>
      <style:text-properties style:font-name="Calibri"/>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stroire Médiévale</text:p>
      <text:p text:style-name="P1">CM</text:p>
      <text:p text:style-name="P1"/>
      <text:p text:style-name="P1">Rois et Royaume de France au XIII ème siècle </text:p>
      <text:p text:style-name="P1">1180-1313</text:p>
      <text:p text:style-name="P1"/>
      <text:p text:style-name="P2"/>
      <text:p text:style-name="P2">Introduction :</text:p>
      <text:p text:style-name="P2"/>
      <text:p text:style-name="P2">Ce cours va montrer un pouvoir royale qui se renforce, avec un appuie sur l'encrage territoriale, qui faisait défaut à la monarchie. C'est le dernier siècle des capétiens. Ils veulent agrandir leurs emprise territoriale, on assiste à la construction du royaume qui existait juridiquement parlant. Le royaume accueil l'autorité royale sur un domaine plus grand. </text:p>
      <text:p text:style-name="P2"/>
      <text:p text:style-name="P2">Comprendre qu'avec l’extension du domaine royale que de nouveaux moyens sont mis en place, avec un royaume de plus en plus grand et une construction étatique et une existence territoriale. </text:p>
      <text:p text:style-name="P2"/>
      <text:p text:style-name="P2">Comprendre comment l'enjeu du XIII ème siècle pour la France est d'analyser le passage d'une royauté de type féodale a une royauté dite moderne ?</text:p>
      <text:p text:style-name="P2"/>
      <text:p text:style-name="P2">Le règne majeur du XIII ème siècle est celui de Louis IX. <text:s/>Est-il un roi féodal, moderne ou les deux ? (les deux). </text:p>
      <text:p text:style-name="P2"/>
      <text:list xml:id="list3100835442" text:style-name="L1">
        <text:list-item>
          <text:p text:style-name="P3">L'impact du règne de Philippe II Auguste : Un tournant important :</text:p>
        </text:list-item>
      </text:list>
      <text:p text:style-name="P2"/>
      <text:p text:style-name="P2">C'est le dernier capétien a voir été associé au trône. Il s'appelait Philippe Dieudonné et changera de nom en 1204. Philippe II a augmenter la superficie du royaume. </text:p>
      <text:p text:style-name="P2"/>
      <text:p text:style-name="P2">A. La dilatation du royaume :</text:p>
      <text:p text:style-name="P2"/>
      <text:p text:style-name="P2">Lorsqu'il monte sur le trône, Philippe Auguste a 15 ans et est déjà obligé de se confronter le rivale le plus menaçant, Henri II (Angleterre). Il va continuer sur le même régime en combattant les princes par les armes et le droit.</text:p>
      <text:p text:style-name="P2"/>
      <text:p text:style-name="P2">Par les armes, ce n'est pas très réussie. En France, ont compte sur les vassaux. Les rois gouvernent de manière itinérante, donc ils portent le trésor et les archives du royaume, donc lors des combats, il a perdue la bataille, le trésor et les archives (bataille a Frétevale en 1194). Donc il y a une envie de sédentarisation de la cours et du gouvernement. </text:p>
      <text:p text:style-name="P2"/>
      <text:p text:style-name="P2">Par le droit, bataille juridique. C'est le faite de jouer son rôle de seigneur et de passer par le droit et la justice pour contraindre des princes. Philippe Auguste va utiliser cela contre Jean sans Terre. Philippe Auguste rassemble tout le conseil féodale et obtient que soit prononcé la comice des terres de Jean sans Terre, donc 10 années de guerres suivront, ou PA continue d'agrandir le royaume, au détriment de l'Empire Plantagenêt. </text:p>
      <text:p text:style-name="P2"/>
      <text:p text:style-name="P2">La grande bataille de Bouvines en Juillet de 1214, celle ci écrase l'armée anglaise. PA a l'occasion de cette bataille fait perdre tout les fiefs de JST, sauf la Guyenne. 1214 est une année charnière, car le règne de PA s'achève sur l’expansion du Royaume de PA.</text:p>
      <text:p text:style-name="P2"/>
      <text:p text:style-name="P2"><text:soft-page-break/>A la fin du règne de Philippe Auguste, le rapport de force entre le roi et les princes est désormais complètement renversé et le roi est le plus puissant de tous les seigneurs. Il a du développer les moyens de gouverner le royaume. </text:p>
      <text:p text:style-name="P2"/>
      <text:p text:style-name="P2">B. Le renforcement de l'administration territoriale :</text:p>
      <text:p text:style-name="P2"/>
      <text:p text:style-name="P2">Pour pérenniser l'administration sur les anciennes principauté indépendante.</text:p>
      <text:p text:style-name="P2">Les prévôts sont des agents locaux qui gouvernent au nom du roi. Il y aura un renforcement des échelons intermédiaire.</text:p>
      <text:p text:style-name="P2"/>
      <text:p text:style-name="P2">Le premier outils pour renforcer l'administration à l'échelle locale est la pratique de l'enquête, les enquête administrative, car quand un royaume est de plus en plus grand, il faut connaître ses ressources en terres, en hommes,... et qu'elles sont les droits qui appartiennent au roi et que le roi peut prétendre récupérer a son profit. C'est un moyen d'information. </text:p>
      <text:p text:style-name="P2"/>
      <text:p text:style-name="P2">Le deuxième outil en plus des enquêtes qui servent au roi à connaître son royaume, est le réseau d'agents territoriaux, c'est des gens qui ne sont pas originaire de la région ou ils vont exercés, dans le Nord = baillis. Ils sont payés et gagés par le roi, donc sont plus efficace et plus fidèle. Les baillis contrôlent les prévôts, ils rendent la justice au nom du roi, lever l'armée, collecter les impôts et recueillir les hommages. Dans le Sud, sera mis en place les sénéchaux, dans leurs sénéchaussées, ils sont recrutés dans l'aristocratie locale, car cela favorise une intégration en douceur des terres nouvellement intégré dans le royaume. Cela n'empêche pas les résistances, chez les Grands princes, les feudataires. Pour les affaiblir, PA, s'emploie a les écarter rapidement du pouvoir centrale. Un moyen d'unifier le royaume est de le couvrir d'agents. </text:p>
      <text:p text:style-name="P2"/>
      <text:p text:style-name="P2">Formation de l'extension du royaume et mis en place d'un renforcement de l'administration.</text:p>
      <text:p text:style-name="P2"/>
      <text:p text:style-name="P2">Le moment PA est le moment ou les capétiens vont devoir rasseoir leur légitimité sur le trône. Fin de la prophétie élaborée vers 1040, par les moines de St Riquier, selon laquelle les capétiens de garderaient le trône seulement pendant 7 génération, hors il se trouve que le septième roi capétien est PA, donc il va neutraliser cette prophétie de manière fictive, en créant une continuité avec les carolingien, en faisant un bon mariage. </text:p>
      <text:p text:style-name="P2"/>
      <text:list xml:id="list3691158757" text:style-name="L2">
        <text:list-item>
          <text:p text:style-name="P4">Le royaume en construction :</text:p>
        </text:list-item>
      </text:list>
      <text:p text:style-name="P2"/>
      <text:p text:style-name="P2">Le XIII ème siècle est le siècle de St Louis, c'est le siècle ou le roi des Francs commence a devenir le roi de France. Cela montre que l'unité territoriale du royaume est en train de se faire sur la base de l'extension et cela montre que les monarque ont pleinement conscience de l'encrage de leur pouvoir. Donc le royaume de France est aussi en train d’acquérir des frontières. </text:p>
      <text:p text:style-name="P2"/>
      <text:list xml:id="list94126183657326" text:continue-numbering="true" text:style-name="L2">
        <text:list-header>
          <text:p text:style-name="P4">A. Le pouvoir royal s'étend sur tout le territoire :</text:p>
        </text:list-header>
      </text:list>
      <text:p text:style-name="P2"/>
      <text:p text:style-name="P2">Diapo Cartes. </text:p>
      <text:p text:style-name="P2"/>
      <text:p text:style-name="P2">Ce pouvoir royale est passé par la guerre qui a pris une connotation religieuse, presque de croisade. Mise a mort des hérétique. La guerre a été un moyen d'étendre le royaume, avec le droit féodale aussi et le mariage (agrandir le royaume de manière pacifique). En 1270, des hommes échappent encore à l'obédience royale française. On est pas encore dans une monarchie absolue. </text:p>
      <text:p text:style-name="P2"/>
      <text:p text:style-name="P2"><text:soft-page-break/>B. Des princes encore puissants :</text:p>
      <text:p text:style-name="P2"/>
      <text:p text:style-name="P2">Ils peuvent encore menacer la royauté capétienne. Ils sont encore puissants car la monarchie capétienne est encore féodale. Le roi est parvenu a s'imposer au sommet de la hiérarchie féodale, donc il n'est encore que suzerain et pas encore un souverain. Ont des princes au XVII ème siècle qui sont encore puissants et des alliés du roi de France, mais qui peuvent se retourner contre les rois de France. Les rois de France n'ont pas encore récupéré complètement et exclusivement l'ensemble des pouvoirs régaliens. </text:p>
      <text:p text:style-name="P2"/>
      <text:p text:style-name="P2">Les apanages c'est un morceaux du domaine royale ou royaume donné en fief aux cadets royaux. Louis OX donnera le comte de Poitou a son frère en apanage. Ils sont donné au fils cadets, pour compenser le faite qu'ils n'ont quasiment aucune chances d'accéder au trône. Désamorcer les assassinats, leurs donner les moyens de vivre. Les apanages sont donné en fief. Cela permet au roi régnant d'associer leurs frères cadets a la gestion du royaume. Les apanages sont importants et puissants. Tout cela va créer une vie politique qui doit trouver un équilibre permanent. </text:p>
      <text:p text:style-name="P2"/>
      <text:p text:style-name="P2">Montre que l'autorité du roi est encore fragile, surtout avec l'agrandissement du royaume et le renforcement de l'administration. Il faut unifier le royaume de manière juridique, plusieurs droits définie comme des coutumes, qui ne sont pas encore écrite. Les rois vont encourager la rédaction des coutumiers. Il va falloir construire un droit royale, en vue de l'impose dans l'ensemble du royaume. Il n'y a pas encore d'unité linguistique. </text:p>
      <text:p text:style-name="P2"/>
      <text:p text:style-name="P2">Ce qui fait l'unité du royaume est le roi. La notion de royaume de France pour les population ordinaire est encore vague, l'idée du roi rassemble les populations. Il faut leur expliquer que le roi de France est l'autorité de tous. </text:p>
      <text:p text:style-name="P2"/>
      <text:p text:style-name="P2">Le royaume et tous ses habitants vont progressivement devenir des sujets du roi. La notion de sujet va englober les vassaux et tout les habitants du royaume. </text:p>
      <text:p text:style-name="P2"/>
      <text:p text:style-name="P2">Le roi de France en s'intitulent roi de France prend conscience de l'existence du royaume comme étant différant au domaine royale. Surtout d'un royaume distinct de la personne physique du roi, il en est responsable. </text:p>
      <text:p text:style-name="P2"/>
      <text:list xml:id="list3499049780" text:style-name="L3">
        <text:list-item>
          <text:p text:style-name="P5">La fin de la première guerre de cent ans :</text:p>
        </text:list-item>
      </text:list>
      <text:p text:style-name="P2"/>
      <text:p text:style-name="P2">Démarré au XII ème siècle avec des rois d'Angleterre qui se comportes comme des vassaux rebelle. </text:p>
      <text:p text:style-name="P2">La guerre de cent ans s'achève en 1259, la paix intervient dans les derniers affrontements entre Louis IX et Henri III. Henri III veut profiter du petit Louis IX, en essayent de lui reprendre les terres. Henri III va avoir le soutient des marches périphériques du royaume (Languedoc, Bretagne), les révoltes vont échouer. Les deux souverains vont décider d'une trêve, en faisant une paix en se mariant. La trêve ne sera signée qu'en 1248, car ils partent en croisade. Henri III et jaloux de Louis IX, car son image est moins bienvenue. </text:p>
      <text:p text:style-name="P2"/>
      <text:p text:style-name="P2">La trêve n'est pas officiellement un traité de paix. Donc un traité de paix sera fait à Paris, en 1258, qui sera ratifié a Noël en 1259. Donc les anglais et les barons sont fous, Henri III va renoncer officiellement et définitivement a la Normandie,..... Cela met fin a la première guerre de cent ans. </text:p>
      <text:p text:style-name="P2"/>
      <text:p text:style-name="P2">La paix du traité de Paris en 1259 est fait car Louis IX a besoin d'avoir les mains libre, pour faire la réforme du royaume. Il c'est donner ce programme politique de réforme du royaume tout seul.</text:p>
      <text:p text:style-name="P2"><text:soft-page-break/>Pour Louis IX, réformer le royaume signifie purifier le royaume, en moralisant le royaume et les habitants. Car il pense que l'échec de la septième croisade est la punition de Dieu aux pêchés des hommes. C'est un châtiment divin. De fait il a fait la paix, pour lancer une politique réformatrice qui participe du processus de construction de l'état monarchique dans une version plus administrative et moins féodale. </text:p>
      <text:p text:style-name="P2"/>
      <text:list xml:id="list2698896695" text:style-name="L4">
        <text:list-item>
          <text:p text:style-name="P6">La construction de l’État monarchique plus administratif et moins féodale : (1180-1314) :</text:p>
        </text:list-item>
      </text:list>
      <text:p text:style-name="P2"/>
      <text:p text:style-name="P2">Un des grands chantiers historique est l'apparition de l'Etat. Est-il réellement apparu ? </text:p>
      <text:p text:style-name="P2">L'Etat c'est l'association du peuple et d'une puissance souveraine (la monarchie) incarnée par le Roi, qui forment ensemble un corps politique, unis par des liens de sujétion.</text:p>
      <text:p text:style-name="P2"/>
      <text:p text:style-name="P2">La fidélité c'est l’obéissance, l'amour, qui fait le lien de sujétion. </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c"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rance V</meta:initial-creator>
    <meta:creation-date>2018-03-19T10:36:07.43</meta:creation-date>
    <dc:date>2018-03-19T12:18:29.85</dc:date>
    <dc:creator>Garance V</dc:creator>
    <meta:editing-duration>PT1H42M</meta:editing-duration>
    <meta:editing-cycles>51</meta:editing-cycles>
    <meta:generator>LibreOffice/5.3.7.2$Windows_X86_64 LibreOffice_project/6b8ed514a9f8b44d37a1b96673cbbdd077e24059</meta:generator>
    <meta:document-statistic meta:table-count="0" meta:image-count="0" meta:object-count="0" meta:page-count="4" meta:paragraph-count="46" meta:word-count="1636" meta:character-count="9720" meta:non-whitespace-character-count="8107"/>
  </office:meta>
</office:document-meta>
</file>